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14in" style:rel-column-width="13039*"/>
    </style:style>
    <style:style style:name="Table2.B" style:family="table-column">
      <style:table-column-properties style:column-width="1.1813in" style:rel-column-width="9326*"/>
    </style:style>
    <style:style style:name="Table2.C" style:family="table-column">
      <style:table-column-properties style:column-width="1.6097in" style:rel-column-width="12710*"/>
    </style:style>
    <style:style style:name="Table2.D" style:family="table-column">
      <style:table-column-properties style:column-width="1.091in" style:rel-column-width="8614*"/>
    </style:style>
    <style:style style:name="Table2.E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035in" table:align="left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9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officeooo:rsid="001ae1ae" officeooo:paragraph-rsid="001ae1ae" style:font-size-asian="12pt" style:font-size-complex="12pt"/>
    </style:style>
    <style:style style:name="P2" style:family="paragraph" style:parent-style-name="Table_20_Contents">
      <style:text-properties style:font-name="DejaVu Sans Condensed" fo:font-size="12pt" officeooo:rsid="001ae1ae" officeooo:paragraph-rsid="002c728a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1b841f" officeooo:paragraph-rsid="001b84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text-properties style:font-name="DejaVu Sans Condensed" fo:font-size="12pt" officeooo:rsid="001d8cae" officeooo:paragraph-rsid="001d8ca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d8cae" officeooo:paragraph-rsid="002eff4c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1f2ef1" officeooo:paragraph-rsid="001f2ef1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1f8994" officeooo:paragraph-rsid="001f8994" style:font-size-asian="12pt" style:font-size-complex="12pt"/>
    </style:style>
    <style:style style:name="P9" style:family="paragraph" style:parent-style-name="Table_20_Contents">
      <style:text-properties style:font-name="DejaVu Sans Condensed" fo:font-size="12pt" officeooo:rsid="00345f92" officeooo:paragraph-rsid="00345f92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3b0d19" officeooo:paragraph-rsid="003b0d19" style:font-size-asian="12pt" style:font-size-complex="12pt"/>
    </style:style>
    <style:style style:name="P11" style:family="paragraph" style:parent-style-name="Standard">
      <style:text-properties style:font-name="DejaVu Sans Condensed" fo:font-size="12pt" fo:font-weight="bold" officeooo:rsid="001ae1ae" officeooo:paragraph-rsid="001ae1a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bold" officeooo:rsid="001b841f" officeooo:paragraph-rsid="001b841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" fo:font-size="12pt" fo:font-weight="bold" officeooo:rsid="0022c301" officeooo:paragraph-rsid="0022c30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DejaVu Sans Condensed" fo:font-size="12pt" fo:font-weight="bold" officeooo:rsid="002eff4c" officeooo:paragraph-rsid="002eff4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bold" officeooo:rsid="0034a7f8" officeooo:paragraph-rsid="0034a7f8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DejaVu Sans Condensed" fo:font-size="12pt" fo:font-weight="bold" officeooo:rsid="0037d06f" officeooo:paragraph-rsid="0037d06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DejaVu Sans Condensed" fo:font-size="12pt" fo:font-weight="bold" officeooo:rsid="00392617" officeooo:paragraph-rsid="00392617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officeooo:paragraph-rsid="001d8cae"/>
    </style:style>
    <style:style style:name="P21" style:family="paragraph" style:parent-style-name="Standard" style:list-style-name="L1">
      <style:text-properties style:font-name="DejaVu Sans Condensed" fo:font-size="12pt" officeooo:rsid="00345f92" officeooo:paragraph-rsid="00345f92" style:font-size-asian="12pt" style:font-size-complex="12pt"/>
    </style:style>
    <style:style style:name="P22" style:family="paragraph" style:parent-style-name="Standard" style:list-style-name="L2">
      <style:text-properties style:font-name="DejaVu Sans Condensed" fo:font-size="12pt" officeooo:rsid="001ae1ae" officeooo:paragraph-rsid="001ae1ae" style:font-size-asian="12pt" style:font-size-complex="12pt"/>
    </style:style>
    <style:style style:name="P23" style:family="paragraph" style:parent-style-name="Standard" style:list-style-name="L4">
      <style:text-properties style:font-name="DejaVu Sans Condensed" fo:font-size="12pt" officeooo:rsid="002d6758" officeooo:paragraph-rsid="002d6758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2d6758" officeooo:paragraph-rsid="002dc033" style:font-size-asian="12pt" style:font-size-complex="12pt"/>
    </style:style>
    <style:style style:name="P25" style:family="paragraph" style:parent-style-name="Standard" style:list-style-name="L1">
      <style:text-properties style:font-name="DejaVu Sans Condensed" fo:font-size="12pt" fo:font-weight="normal" officeooo:rsid="00345f92" officeooo:paragraph-rsid="00345f9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DejaVu Sans Condensed" officeooo:rsid="0034a7f8" officeooo:paragraph-rsid="0034a7f8"/>
    </style:style>
    <style:style style:name="P27" style:family="paragraph" style:parent-style-name="Standard" style:list-style-name="L3">
      <style:text-properties style:font-name="DejaVu Sans Condensed" officeooo:paragraph-rsid="0034a7f8"/>
    </style:style>
    <style:style style:name="P28" style:family="paragraph" style:parent-style-name="Standard" style:list-style-name="L2">
      <style:text-properties officeooo:paragraph-rsid="0034a7f8"/>
    </style:style>
    <style:style style:name="P29" style:family="paragraph" style:parent-style-name="Standard" style:list-style-name="L3">
      <style:text-properties officeooo:paragraph-rsid="0034a7f8"/>
    </style:style>
    <style:style style:name="P30" style:family="paragraph" style:parent-style-name="Standard">
      <style:paragraph-properties fo:text-align="start" style:justify-single-word="false"/>
      <style:text-properties officeooo:paragraph-rsid="003c466f"/>
    </style:style>
    <style:style style:name="P31" style:family="paragraph" style:parent-style-name="Table_20_Contents" style:list-style-name="L1">
      <style:text-properties officeooo:paragraph-rsid="00392617"/>
    </style:style>
    <style:style style:name="P32" style:family="paragraph" style:parent-style-name="Table_20_Contents" style:list-style-name="L1">
      <style:text-properties style:font-name="DejaVu Sans Condensed" fo:font-size="12pt" officeooo:rsid="001f8994" officeooo:paragraph-rsid="00392617" style:font-size-asian="12pt" style:font-size-complex="12pt"/>
    </style:style>
    <style:style style:name="P33" style:family="paragraph" style:parent-style-name="Table_20_Contents" style:list-style-name="L1">
      <style:text-properties style:font-name="DejaVu Sans Condensed" fo:font-size="12pt" officeooo:rsid="002c728a" officeooo:paragraph-rsid="00392617" style:font-size-asian="12pt" style:font-size-complex="12pt"/>
    </style:style>
    <style:style style:name="P34" style:family="paragraph" style:parent-style-name="Table_20_Contents" style:list-style-name="L1">
      <style:text-properties style:font-name="DejaVu Sans Condensed" fo:font-size="12pt" fo:font-weight="normal" officeooo:rsid="002c728a" officeooo:paragraph-rsid="00392617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c466f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c466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ff4c" style:font-weight-asian="bold" style:font-weight-complex="bold"/>
    </style:style>
    <style:style style:name="T4" style:family="text">
      <style:text-properties fo:font-weight="bold" officeooo:rsid="001ae1ae" style:font-weight-asian="bold" style:font-weight-complex="bold"/>
    </style:style>
    <style:style style:name="T5" style:family="text">
      <style:text-properties fo:font-weight="bold" officeooo:rsid="002027dd" style:font-weight-asian="bold" style:font-weight-complex="bold"/>
    </style:style>
    <style:style style:name="T6" style:family="text">
      <style:text-properties fo:font-weight="bold" officeooo:rsid="0034a7f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4a7f8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d8cae" style:font-size-asian="12pt" style:font-size-complex="12pt"/>
    </style:style>
    <style:style style:name="T11" style:family="text">
      <style:text-properties fo:font-size="12pt" officeooo:rsid="001f2ef1" style:font-size-asian="12pt" style:font-size-complex="12pt"/>
    </style:style>
    <style:style style:name="T12" style:family="text">
      <style:text-properties fo:font-size="12pt" officeooo:rsid="001d02dc" style:font-size-asian="12pt" style:font-size-complex="12pt"/>
    </style:style>
    <style:style style:name="T13" style:family="text">
      <style:text-properties fo:font-size="12pt" officeooo:rsid="0034a7f8" style:font-size-asian="12pt" style:font-size-complex="12pt"/>
    </style:style>
    <style:style style:name="T14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0ea7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c728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0780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26d0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ae1ae" style:font-size-asian="12pt" style:font-size-complex="12pt"/>
    </style:style>
    <style:style style:name="T23" style:family="text">
      <style:text-properties style:font-name="DejaVu Sans Condensed" fo:font-size="12pt" officeooo:rsid="001f2ef1" style:font-size-asian="12pt" style:font-size-complex="12pt"/>
    </style:style>
    <style:style style:name="T24" style:family="text">
      <style:text-properties style:font-name="DejaVu Sans Condensed" fo:font-size="12pt" officeooo:rsid="0023cc1f" style:font-size-asian="12pt" style:font-size-complex="12pt"/>
    </style:style>
    <style:style style:name="T25" style:family="text">
      <style:text-properties style:font-name="DejaVu Sans Condensed" fo:font-size="12pt" fo:font-weight="normal" officeooo:rsid="002c728a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37d06f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weight="bold" officeooo:rsid="001d02dc" style:font-weight-asian="bold" style:font-weight-complex="bold"/>
    </style:style>
    <style:style style:name="T28" style:family="text">
      <style:text-properties style:font-name="DejaVu Sans Condensed" officeooo:rsid="001d02dc"/>
    </style:style>
    <style:style style:name="T29" style:family="text">
      <style:text-properties style:font-name="DejaVu Sans Condensed" officeooo:rsid="0034a7f8"/>
    </style:style>
    <style:style style:name="T30" style:family="text">
      <style:text-properties style:font-name="DejaVu Sans Condensed" officeooo:rsid="002eff4c"/>
    </style:style>
    <style:style style:name="T31" style:family="text">
      <style:text-properties officeooo:rsid="001b841f"/>
    </style:style>
    <style:style style:name="T32" style:family="text">
      <style:text-properties officeooo:rsid="001f2ef1"/>
    </style:style>
    <style:style style:name="T33" style:family="text">
      <style:text-properties officeooo:rsid="001f8994"/>
    </style:style>
    <style:style style:name="T34" style:family="text">
      <style:text-properties officeooo:rsid="002027dd"/>
    </style:style>
    <style:style style:name="T35" style:family="text">
      <style:text-properties officeooo:rsid="00249ea6"/>
    </style:style>
    <style:style style:name="T36" style:family="text">
      <style:text-properties officeooo:rsid="00268861"/>
    </style:style>
    <style:style style:name="T37" style:family="text">
      <style:text-properties officeooo:rsid="0028caf2"/>
    </style:style>
    <style:style style:name="T38" style:family="text">
      <style:text-properties officeooo:rsid="002a35fe"/>
    </style:style>
    <style:style style:name="T39" style:family="text">
      <style:text-properties officeooo:rsid="002dc033"/>
    </style:style>
    <style:style style:name="T40" style:family="text">
      <style:text-properties officeooo:rsid="002eff4c"/>
    </style:style>
    <style:style style:name="T41" style:family="text">
      <style:text-properties officeooo:rsid="0030780a"/>
    </style:style>
    <style:style style:name="T42" style:family="text">
      <style:text-properties officeooo:rsid="0034a7f8"/>
    </style:style>
    <style:style style:name="T43" style:family="text">
      <style:text-properties officeooo:rsid="00362dfc"/>
    </style:style>
    <style:style style:name="T4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35">1<text:span text:style-name="T44">xx</text:span> - Controls</text:p>
          </table:table-cell>
          <table:table-cell table:style-name="Table3.B1" office:value-type="string">
            <text:p text:style-name="P36">2xx - Ground</text:p>
          </table:table-cell>
          <table:table-cell table:style-name="Table3.C1" office:value-type="string">
            <text:p text:style-name="P36">3xx - Flight</text:p>
          </table:table-cell>
          <table:table-cell table:style-name="Table3.B1" office:value-type="string">
            <text:p text:style-name="P36">4xx - A2A</text:p>
          </table:table-cell>
          <table:table-cell table:style-name="Table3.B1" office:value-type="string">
            <text:p text:style-name="P36">5xx - A2G</text:p>
          </table:table-cell>
          <table:table-cell table:style-name="Table3.F1" office:value-type="string">
            <text:p text:style-name="P36">6xx - Misc</text:p>
          </table:table-cell>
        </table:table-row>
      </table:table>
      <text:p text:style-name="P30"><text:span text:style-name="T14">3</text:span><text:span text:style-name="T21">0</text:span><text:span text:style-name="T20">6</text:span><text:span text:style-name="T15"> - </text:span><text:span text:style-name="T16">Flight - </text:span><text:span text:style-name="T17">Countermeasures, ECM, ELINT</text:span></text:p>
      <text:p text:style-name="P4"/>
      <text:p text:style-name="P6"><text:span text:style-name="T3">Chaff and Flares dispenser -- </text:span><text:span text:style-name="T4">KB F/C dispenser </text:span><text:span text:style-name="T5">(stations 2 and 6)</text:span></text:p>
      <text:list text:style-name="L1">
        <text:list-item>
          <text:p text:style-name="P21"><text:span text:style-name="T2">Top Hat forward or back</text:span><text:span text:style-name="T7"> is </text:span><text:span text:style-name="T2">Quick Release Button</text:span><text:span text:style-name="T7"> (toggle</text:span><text:span text:style-name="T8">, button on IRL throttle</text:span><text:span text:style-name="T7">). <text:s/>This begins firing 1 chaff and 1 flare, every 2 seconds, giving 3m30s of chaff and 1m12s of flares.</text:span></text:p>
          <text:list>
            <text:list-item>
              <text:p text:style-name="P25">Use KB type knob to select Chaff only (R), Flares only (F), or both Chaff and Flares (RF).</text:p>
            </text:list-item>
          </text:list>
        </text:list-item>
        <text:list-item>
          <text:p text:style-name="P25"><text:span text:style-name="T2">Top Hat press</text:span> <text:span text:style-name="T42">is </text:span><text:span text:style-name="T6">Countermeasures Dispense Switch</text:span><text:span text:style-name="T42"> (switch on left </text:span><text:span text:style-name="T43">forward </text:span><text:span text:style-name="T42">canopy rail), </text:span>cycles OFF/INT/<text:span text:style-name="T42">OFF/</text:span>KONT<text:span text:style-name="T42">. <text:s/>This dispenses Chaff only, no Flares. <text:s/>See table below for settings.</text:span></text:p>
        </text:list-item>
        <text:list-item>
          <text:p text:style-name="P31"><text:span text:style-name="T25">Pods have 72 flares and 212 chaff each. <text:s/></text:span><text:span text:style-name="T26">Changing these quantities breaks the dispense interval settings (openbeta 2.7.11.21408.1 patch notes).</text:span></text:p>
        </text:list-item>
        <text:list-item>
          <text:p text:style-name="P32"><text:span text:style-name="T2">Flares can only be released with Quick Release button</text:span><text:span text:style-name="T6">, with KB type knob set to RF or F</text:span><text:span text:style-name="T2">.</text:span><text:span text:style-name="T7"> Previous program will resume after Quick Release, except Slow Streak (reset by cycling KB streak selector knob to 0 and back to 4).</text:span></text:p>
        </text:list-item>
        <text:list-item>
          <text:p text:style-name="P34">On warning light panel:</text:p>
          <text:list>
            <text:list-item>
              <text:p text:style-name="P31"><text:span text:style-name="T18">KB-V SLUT</text:span><text:span text:style-name="T25"> = Left countermeasures pod empty</text:span></text:p>
            </text:list-item>
            <text:list-item>
              <text:p text:style-name="P33"><text:span text:style-name="T2">KB-H/KA SL</text:span><text:span text:style-name="T7"> = Right countermeasures pod empty</text:span><text:span text:style-name="T8"> (or </text:span><text:span text:style-name="T7">ECM pod </text:span><text:span text:style-name="T8">warming up or </text:span><text:span text:style-name="T7">fail)</text:span></text:p>
            </text:list-item>
            <text:list-item>
              <text:p text:style-name="P34"><text:span text:style-name="T2">FACKL SL</text:span> = Flares empty</text:p>
            </text:list-item>
          </text:list>
        </text:list-item>
      </text:list>
      <text:p text:style-name="P19">Countermeasures modes and sett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Mode name</text:p>
          </table:table-cell>
          <table:table-cell table:style-name="Table2.A1" office:value-type="string">
            <text:p text:style-name="P14">KB mode knob</text:p>
          </table:table-cell>
          <table:table-cell table:style-name="Table2.A1" office:value-type="string">
            <text:p text:style-name="P14">KB streak knob</text:p>
          </table:table-cell>
          <table:table-cell table:style-name="Table2.A1" office:value-type="string">
            <text:p text:style-name="P14">KB type knob</text:p>
          </table:table-cell>
          <table:table-cell table:style-name="Table2.A1" office:value-type="string">
            <text:p text:style-name="P14">KB dispense switch<text:span text:style-name="T38"> (CM Hat press)</text:span></text:p>
          </table:table-cell>
          <table:table-cell table:style-name="Table2.F1" office:value-type="string">
            <text:p text:style-name="P15">Interval and total</text:p>
          </table:table-cell>
        </table:table-row>
        <table:table-row>
          <table:table-cell table:style-name="Table2.A2" office:value-type="string">
            <text:p text:style-name="P14">Rapid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0.85 <text:span text:style-name="T32">sec, </text:span>1.5 min</text:p>
          </table:table-cell>
        </table:table-row>
        <table:table-row>
          <table:table-cell table:style-name="Table2.A2" office:value-type="string">
            <text:p text:style-name="P14">Medium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2.<text:span text:style-name="T32">0</text:span> sec, <text:span text:style-name="T32">3.5 min</text:span></text:p>
          </table:table-cell>
        </table:table-row>
        <table:table-row>
          <table:table-cell table:style-name="Table2.A2" office:value-type="string">
            <text:p text:style-name="P14">Slow/<text:span text:style-name="T32">Slow streak</text:span>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20"><text:span text:style-name="T10">0 </text:span><text:span text:style-name="T11">for both pods in parallel, 4 for series</text:span>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7">FRAN</text:p>
          </table:table-cell>
          <table:table-cell table:style-name="Table2.F2" office:value-type="string">
            <text:p text:style-name="P7">4.5 sec, 8 or 16 min (parallel or series)</text:p>
          </table:table-cell>
        </table:table-row>
        <table:table-row>
          <table:table-cell table:style-name="Table2.A2" office:value-type="string">
            <text:p text:style-name="P14">Automatic <text:span text:style-name="T32">APP-27 </text:span><text:span text:style-name="T34">(internal RWR)</text:span></text:p>
          </table:table-cell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33">2.0 sec</text:span><text:span text:style-name="T36">,</text:span> when RWR detects lock</text:p>
          </table:table-cell>
        </table:table-row>
        <table:table-row>
          <table:table-cell table:style-name="Table2.A2" office:value-type="string">
            <text:p text:style-name="P15">Automatic U22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7">KONT</text:p>
          </table:table-cell>
          <table:table-cell table:style-name="Table2.F2" office:value-type="string">
            <text:p text:style-name="P8">0.85 sec<text:span text:style-name="T36">,</text:span> when U22 detects lock</text:p>
          </table:table-cell>
        </table:table-row>
        <table:table-row>
          <table:table-cell table:style-name="Table2.A2" office:value-type="string">
            <text:p text:style-name="P15">Quick release button<text:span text:style-name="T37"> (CM Hat forward/back)</text:span>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7">R, RF, F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7">2 sec, 3.5 min chaff, 1.2 min flares</text:p>
          </table:table-cell>
        </table:table-row>
      </table:table>
      <text:p text:style-name="P2"/>
      <text:p text:style-name="P16">ECM jammer and ELINT -- U22 and U22/A pods (station 6 only)</text:p>
      <text:list xml:id="list1177934460" text:style-name="L2">
        <text:list-item>
          <text:p text:style-name="P28"><text:span text:style-name="T19">U22</text:span><text:span text:style-name="T22"> </text:span><text:span text:style-name="T23">pod </text:span><text:span text:style-name="T22">is mid</text:span><text:span text:style-name="T24">-</text:span><text:span text:style-name="T22">1980s ECM only</text:span></text:p>
        </text:list-item>
        <text:list-item>
          <text:p text:style-name="P28"><text:span text:style-name="T19">U22/A</text:span><text:span text:style-name="T22"> </text:span><text:span text:style-name="T23">pod</text:span><text:span text:style-name="T22"> is mid</text:span><text:span text:style-name="T24">-</text:span><text:span text:style-name="T22">1990s ECM + ELINT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od</text:p>
          </table:table-cell>
          <table:table-cell table:style-name="Table1.A1" office:value-type="string">
            <text:p text:style-name="P11">Mode</text:p>
          </table:table-cell>
          <table:table-cell table:style-name="Table1.A1" office:value-type="string">
            <text:p text:style-name="P11">Mode selector knob</text:p>
          </table:table-cell>
          <table:table-cell table:style-name="Table1.D1" office:value-type="string">
            <text:p text:style-name="P11">Bandwidth selector knob</text:p>
          </table:table-cell>
        </table:table-row>
        <table:table-row>
          <table:table-cell table:style-name="Table1.A2" table:number-rows-spanned="4" office:value-type="string">
            <text:p text:style-name="P12">U22</text:p>
          </table:table-cell>
          <table:table-cell table:style-name="Table1.B2" office:value-type="string">
            <text:p text:style-name="P1">Off</text:p>
          </table:table-cell>
          <table:table-cell table:style-name="Table1.C2" office:value-type="string">
            <text:p text:style-name="P1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Automatic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St<text:span text:style-name="T31">and</text:span>by/Warm<text:span text:style-name="T31">up (3 mins)</text:span></text:p>
          </table:table-cell>
          <table:table-cell table:style-name="Table1.C2" office:value-type="string">
            <text:p text:style-name="P3">B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0">Always on jamming</text:p>
          </table:table-cell>
          <table:table-cell table:style-name="Table1.C2" office:value-type="string">
            <text:p text:style-name="P10">E</text:p>
          </table:table-cell>
          <table:table-cell table:style-name="Table1.D2" office:value-type="string">
            <text:p text:style-name="P10">any</text:p>
          </table:table-cell>
        </table:table-row>
        <table:table-row>
          <table:table-cell table:style-name="Table1.A2" table:number-rows-spanned="4" office:value-type="string">
            <text:p text:style-name="P12">U22/A</text:p>
          </table:table-cell>
          <table:table-cell table:style-name="Table1.B2" office:value-type="string">
            <text:p text:style-name="P3">Off</text:p>
          </table:table-cell>
          <table:table-cell table:style-name="Table1.C2" office:value-type="string">
            <text:p text:style-name="P3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tandby/Warmup (3 mins)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ilent recording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G: low sensitivity</text:p>
            <text:p text:style-name="P3">H, J: high sensitivity</text:p>
            <text:p text:style-name="P3">K: automatic cycling between G and J</text:p>
          </table:table-cell>
        </table:table-row>
        <table:table-row>
          <table:covered-table-cell table:style-name="Table1.A2"/>
          <table:table-cell table:style-name="Table1.B9" office:value-type="string">
            <text:p text:style-name="P3">Active jamming</text:p>
          </table:table-cell>
          <table:table-cell table:style-name="Table1.C9" office:value-type="string">
            <text:p text:style-name="P3">B, D, E</text:p>
          </table:table-cell>
          <table:table-cell table:style-name="Table1.D9" office:value-type="string">
            <text:p text:style-name="P3">F, G, H, J, K</text:p>
          </table:table-cell>
        </table:table-row>
      </table:table>
      <text:list text:style-name="L3">
        <text:list-item>
          <text:p text:style-name="P26"><text:span text:style-name="T12">O</text:span><text:span text:style-name="T9">n warning light panel:</text:span></text:p>
          <text:list>
            <text:list-item>
              <text:p text:style-name="P27"><text:span text:style-name="T1">KB-H/KA SL</text:span> <text:span text:style-name="T42">= ECM pod w</text:span><text:span text:style-name="T12">arming up</text:span><text:span text:style-name="T13"> or fail (or right countermeasures pod empty). <text:s/>If fail, pressing Master Caution reset will restart the pod.</text:span></text:p>
            </text:list-item>
            <text:list-item>
              <text:p text:style-name="P29"><text:span text:style-name="T27">MOTVERK</text:span><text:span text:style-name="T28"> </text:span><text:span text:style-name="T29">= ECM pod is emitting </text:span><text:span text:style-name="T30">or ELINT</text:span><text:span text:style-name="T28"> is active</text:span></text:p>
            </text:list-item>
          </text:list>
        </text:list-item>
      </text:list>
      <text:list xml:id="list140240013986959" text:continue-list="list1177934460" text:style-name="L2">
        <text:list-item>
          <text:p text:style-name="P22">Jammer emits only to the front (+/-60 deg horizontal, +/-45 deg vertical)<text:span text:style-name="T35">. <text:s/></text:span><text:span text:style-name="T40">(</text:span><text:span text:style-name="T35">Not sure if this is modeled in DCS.</text:span><text:span text:style-name="T40">)</text:span></text:p>
        </text:list-item>
      </text:list>
      <text:p text:style-name="P1"/>
      <text:p text:style-name="P13">ELINT with U22/A pod</text:p>
      <text:list text:style-name="L4">
        <text:list-item>
          <text:p text:style-name="P23"><text:span text:style-name="T2">Jamming Mode</text:span> knob ... <text:span text:style-name="T2">A</text:span></text:p>
        </text:list-item>
        <text:list-item>
          <text:p text:style-name="P23"><text:span text:style-name="T2">Jamming Bandwidth</text:span> knob ... <text:span text:style-name="T2">K</text:span></text:p>
        </text:list-item>
        <text:list-item>
          <text:p text:style-name="P23">Pod will record emitters and their bearing over time. <text:s/>MOTVERK will flash at different rates as it records</text:p>
        </text:list-item>
        <text:list-item>
          <text:p text:style-name="P24">After landing, set <text:span text:style-name="T2">Master Mode</text:span> knob to <text:span text:style-name="T2">BER</text:span> to reset nav computer and compile and write the ELINT data.<text:span text:style-name="T39"> <text:s/></text:span>Built-in kneeboard page will also show emitters recorded<text:span text:style-name="T41"> and locations</text:span>.</text:p>
        </text:list-item>
        <text:list-item>
          <text:p text:style-name="P23">Data is written to C:\Users\&lt;username&gt;\Saved Games\DCS_AJS37\ELINTData.info.</text:p>
        </text:list-item>
        <text:list-item>
          <text:p text:style-name="P23">Load the data into https://elint-app.firebaseapp.com/<text:span text:style-name="T41"> to map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38.387000000</dc:date>
    <meta:editing-duration>P1DT9H3M26S</meta:editing-duration>
    <meta:editing-cycles>37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06" meta:word-count="572" meta:character-count="2959" meta:non-whitespace-character-count="2506"/>
  </office:meta>
</office:document-meta>
</file>